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Helper.getJcr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mespaceHelper.registerNamespaces( Map name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Helper.registerNamespace( String prefix , String 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spaceHelper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Helper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Helper.getJcrName( String uri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Helper.NamespaceHelp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Namesp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